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</office:font-face-decls>
  <office:automatic-styles>
    <style:style style:name="P1" style:family="paragraph" style:parent-style-name="Standard">
      <style:text-properties style:font-name="Monaco" fo:font-size="13.0pt" fo:color="#262626" fo:background-color="#f2f2f2"/>
    </style:style>
    <style:style style:name="P2" style:family="paragraph" style:parent-style-name="Standard">
      <style:text-properties style:font-name="Monaco" fo:font-size="13.0pt" fo:color="#520053" fo:background-color="#f2f2f2"/>
    </style:style>
    <style:style style:name="P3" style:family="paragraph" style:parent-style-name="Standard">
      <style:text-properties style:font-name="Monaco" fo:font-size="13.0pt" fo:color="#730002" fo:background-color="#f2f2f2"/>
    </style:style>
    <style:style style:name="P4" style:family="paragraph" style:parent-style-name="Standard">
      <style:text-properties style:font-name="Monaco" fo:font-size="13.0pt" fo:color="#535502" fo:background-color="#f2f2f2"/>
    </style:style>
    <style:style style:name="P5" style:family="paragraph" style:parent-style-name="Standard">
      <style:text-properties style:font-name="Monaco" fo:font-size="13.0pt" fo:color="#000075" fo:background-color="#f2f2f2"/>
    </style:style>
    <style:style style:name="P6" style:family="paragraph" style:parent-style-name="Standard">
      <style:text-properties style:font-name="Monaco" fo:font-size="13.0pt" fo:color="#0b5453" fo:background-color="#f2f2f2"/>
    </style:style>
    <style:style style:name="P7" style:family="paragraph" style:parent-style-name="Standard">
      <style:text-properties style:font-name="Monaco" fo:font-size="13.0pt" fo:color="#107902" fo:background-color="#f2f2f2"/>
    </style:style>
    <style:style style:name="T1" style:family="text">
      <style:text-properties fo:letter-spacing="0.0000in" fo:color="#000075"/>
    </style:style>
    <style:style style:name="T2" style:family="text">
      <style:text-properties fo:letter-spacing="0.0000in"/>
    </style:style>
    <style:style style:name="T3" style:family="text">
      <style:text-properties fo:letter-spacing="0.0000in" fo:color="#535502"/>
    </style:style>
    <style:style style:name="T4" style:family="text">
      <style:text-properties fo:letter-spacing="0.0000in" fo:color="#520053"/>
    </style:style>
    <style:style style:name="T5" style:family="text">
      <style:text-properties fo:letter-spacing="0.0000in" fo:color="#262626"/>
    </style:style>
    <style:style style:name="T6" style:family="text">
      <style:text-properties fo:letter-spacing="0.0000in" fo:color="#107902"/>
    </style:style>
    <style:style style:name="T7" style:family="text">
      <style:text-properties fo:letter-spacing="0.0000in" fo:color="#0b545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MicroAgentData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MicroAgentID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CompositeData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TabularData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MethodInvocation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DataElement</text:span><text:span text:style-name="T3">;</text:span></text:p>
      <text:p text:style-name="P2"><text:span text:style-name="T1">import</text:span><text:span text:style-name="T5"><text:s/>java</text:span><text:span text:style-name="T3">.</text:span><text:span text:style-name="T5">io</text:span><text:span text:style-name="T3">.</text:span><text:span text:style-name="T2">InputStream</text:span><text:span text:style-name="T3">;</text:span></text:p>
      <text:p text:style-name="P2"><text:span text:style-name="T1">import</text:span><text:span text:style-name="T5"><text:s/>java</text:span><text:span text:style-name="T3">.</text:span><text:span text:style-name="T5">io</text:span><text:span text:style-name="T3">.</text:span><text:span text:style-name="T2">FileInputStream</text:span><text:span text:style-name="T3">;</text:span></text:p>
      <text:p text:style-name="P2"><text:span text:style-name="T1">import</text:span><text:span text:style-name="T5"><text:s/>java</text:span><text:span text:style-name="T3">.</text:span><text:span text:style-name="T5">util</text:span><text:span text:style-name="T3">.</text:span><text:span text:style-name="T2">Properties</text:span><text:span text:style-name="T3">;</text:span></text:p>
      <text:p text:style-name="P1"><text:span text:style-name="T1">import</text:span><text:span text:style-name="T2"><text:s/>java</text:span><text:span text:style-name="T3">.</text:span><text:span text:style-name="T2">util</text:span><text:span text:style-name="T3">.</text:span><text:span text:style-name="T4">HashMap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talon</text:span><text:span text:style-name="T3">.</text:span><text:span text:style-name="T4">Subscription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console</text:span><text:span text:style-name="T3">.</text:span><text:span text:style-name="T2">hawkeye</text:span><text:span text:style-name="T3">.</text:span><text:span text:style-name="T4">AgentManager</text:span><text:span text:style-name="T3">;</text:span></text:p>
      <text:p text:style-name="P1"><text:span text:style-name="T1">import</text:span><text:span text:style-name="T2"><text:s/>COM</text:span><text:span text:style-name="T3">.</text:span><text:span text:style-name="T2">TIBCO</text:span><text:span text:style-name="T3">.</text:span><text:span text:style-name="T2">hawk</text:span><text:span text:style-name="T3">.</text:span><text:span text:style-name="T2">console</text:span><text:span text:style-name="T3">.</text:span><text:span text:style-name="T2">hawkeye</text:span><text:span text:style-name="T3">.</text:span><text:span text:style-name="T4">TIBHawkConsole</text:span><text:span text:style-name="T3">;</text:span></text:p>
      <text:p text:style-name="P1"><text:span text:style-name="T1">import</text:span><text:span text:style-name="T2"><text:s/>javax</text:span><text:span text:style-name="T3">.</text:span><text:span text:style-name="T2">swing</text:span><text:span text:style-name="T3">.</text:span><text:span text:style-name="T4">SwingWorker</text:span><text:span text:style-name="T3">;</text:span></text:p>
      <text:p text:style-name="P1"><text:span text:style-name="T2"/></text:p>
      <text:p text:style-name="P3"><text:span text:style-name="T2">// </text:span></text:p>
      <text:p text:style-name="P3"><text:span text:style-name="T2">// Decompiled by Procyon v0.5.36</text:span></text:p>
      <text:p text:style-name="P3"><text:span text:style-name="T2">// </text:span></text:p>
      <text:p text:style-name="P1"><text:span text:style-name="T2"/></text:p>
      <text:p text:style-name="P2"><text:span text:style-name="T1">public</text:span><text:span text:style-name="T5"><text:s/></text:span><text:span text:style-name="T1">class</text:span><text:span text:style-name="T5"><text:s/></text:span><text:span text:style-name="T2">Console</text:span><text:span text:style-name="T5"><text:s/></text:span><text:span text:style-name="T1">extends</text:span><text:span text:style-name="T5"><text:s/></text:span><text:span text:style-name="T2">SwingWorker</text:span><text:span text:style-name="T3">&lt;</text:span><text:span text:style-name="T2">Integer</text:span><text:span text:style-name="T3">,</text:span><text:span text:style-name="T5"><text:s/></text:span><text:span text:style-name="T2">Object</text:span><text:span text:style-name="T3">[]&gt;</text:span></text:p>
      <text:p text:style-name="P4"><text:span text:style-name="T2">{</text:span></text:p>
      <text:p text:style-name="P5"><text:span text:style-name="T5"><text:s text:c="4"/></text:span><text:span text:style-name="T2">public</text:span><text:span text:style-name="T5"><text:s/></text:span><text:span text:style-name="T2">static</text:span><text:span text:style-name="T5"><text:s/></text:span><text:span text:style-name="T2">final</text:span><text:span text:style-name="T5"><text:s/></text:span><text:span text:style-name="T4">String</text:span><text:span text:style-name="T5"><text:s/>tab </text:span><text:span text:style-name="T3">=</text:span><text:span text:style-name="T5"><text:s/></text:span><text:span text:style-name="T6">" <text:s text:c="10"/>"</text:span><text:span text:style-name="T3">;</text:span></text:p>
      <text:p text:style-name="P2"><text:span text:style-name="T5"><text:s text:c="4"/></text:span><text:span text:style-name="T2">TIBHawkConsole</text:span><text:span text:style-name="T5"><text:s/>_console</text:span><text:span text:style-name="T3">;</text:span></text:p>
      <text:p text:style-name="P1"><text:span text:style-name="T2"><text:s text:c="4"/></text:span><text:span text:style-name="T4">AgentManager</text:span><text:span text:style-name="T2"><text:s/>_agentMgr</text:span><text:span text:style-name="T3">;</text:span></text:p>
      <text:p text:style-name="P1"><text:span text:style-name="T2"><text:s text:c="4"/></text:span><text:span text:style-name="T4">Subscription</text:span><text:span text:style-name="T2"><text:s/>_subscription</text:span><text:span text:style-name="T3">;</text:span></text:p>
      <text:p text:style-name="P2"><text:span text:style-name="T5"><text:s text:c="4"/></text:span><text:span text:style-name="T2">HashMap</text:span><text:span text:style-name="T3">&lt;</text:span><text:span text:style-name="T2">String</text:span><text:span text:style-name="T3">,</text:span><text:span text:style-name="T5"><text:s/></text:span><text:span text:style-name="T2">String</text:span><text:span text:style-name="T3">&gt;</text:span><text:span text:style-name="T5"><text:s/>pathmapper</text:span><text:span text:style-name="T3">;</text:span></text:p>
      <text:p text:style-name="P2"><text:span text:style-name="T5"><text:s text:c="4"/></text:span><text:span text:style-name="T2">HashMap</text:span><text:span text:style-name="T3">&lt;</text:span><text:span text:style-name="T2">String</text:span><text:span text:style-name="T3">,</text:span><text:span text:style-name="T5"><text:s/></text:span><text:span text:style-name="T2">String</text:span><text:span text:style-name="T3">&gt;</text:span><text:span text:style-name="T5"><text:s/>as400map</text:span><text:span text:style-name="T3">;</text:span></text:p>
      <text:p text:style-name="P1"><text:span text:style-name="T2"><text:s text:c="4"/></text:span><text:span text:style-name="T1">public</text:span><text:span text:style-name="T2"><text:s/></text:span><text:span text:style-name="T4">String</text:span><text:span text:style-name="T2"><text:s/>hawkDomain</text:span><text:span text:style-name="T3">;</text:span></text:p>
      <text:p text:style-name="P1"><text:span text:style-name="T2"><text:s text:c="4"/></text:span><text:span text:style-name="T1">public</text:span><text:span text:style-name="T2"><text:s/></text:span><text:span text:style-name="T4">String</text:span><text:span text:style-name="T2"><text:s/>rvService</text:span><text:span text:style-name="T3">;</text:span></text:p>
      <text:p text:style-name="P1"><text:span text:style-name="T2"><text:s text:c="4"/></text:span><text:span text:style-name="T1">public</text:span><text:span text:style-name="T2"><text:s/></text:span><text:span text:style-name="T4">String</text:span><text:span text:style-name="T2"><text:s/>rvNetwork</text:span><text:span text:style-name="T3">;</text:span></text:p>
      <text:p text:style-name="P1"><text:span text:style-name="T2"><text:s text:c="4"/></text:span><text:span text:style-name="T1">public</text:span><text:span text:style-name="T2"><text:s/></text:span><text:span text:style-name="T4">String</text:span><text:span text:style-name="T2"><text:s/>rvDaemon</text:span><text:span text:style-name="T3">;</text:span></text:p>
      <text:p text:style-name="P1"><text:span text:style-name="T2"><text:s text:c="4"/></text:span></text:p>
      <text:p text:style-name="P1"><text:span text:style-name="T2"><text:s text:c="4"/></text:span><text:span text:style-name="T1">public</text:span><text:span text:style-name="T2"><text:s/></text:span><text:span text:style-name="T4">Console</text:span><text:span text:style-name="T3">(</text:span><text:span text:style-name="T1">final</text:span><text:span text:style-name="T2"><text:s/></text:span><text:span text:style-name="T4">String</text:span><text:span text:style-name="T2"><text:s/>hawkDomain</text:span><text:span text:style-name="T3">,</text:span><text:span text:style-name="T2"><text:s/></text:span><text:span text:style-name="T1">final</text:span><text:span text:style-name="T2"><text:s/></text:span><text:span text:style-name="T4">String</text:span><text:span text:style-name="T2"><text:s/>rvService</text:span><text:span text:style-name="T3">,</text:span><text:span text:style-name="T2"><text:s/></text:span><text:span text:style-name="T1">final</text:span><text:span text:style-name="T2"><text:s/></text:span><text:span text:style-name="T4">String</text:span><text:span text:style-name="T2"><text:s/>rvNetwork</text:span><text:span text:style-name="T3">,</text:span><text:span text:style-name="T2"><text:s/></text:span><text:span text:style-name="T1">final</text:span><text:span text:style-name="T2"><text:s/></text:span><text:span text:style-name="T4">String</text:span><text:span text:style-name="T2"><text:s/>rvDaemon</text:span><text:span text:style-name="T3">)</text:span><text:span text:style-name="T2"><text:s/></text:span><text:span text:style-name="T3">{</text:span></text:p>
      <text:p text:style-name="P1"><text:span text:style-name="T2"><text:s text:c="8"/></text:span><text:span text:style-name="T1">this</text:span><text:span text:style-name="T3">.</text:span><text:span text:style-name="T2">hawkDomain </text:span><text:span text:style-name="T3">=</text:span><text:span text:style-name="T2"><text:s/>hawkDomain</text:span><text:span text:style-name="T3">;</text:span></text:p>
      <text:p text:style-name="P1"><text:span text:style-name="T2"><text:s text:c="8"/></text:span><text:span text:style-name="T1">this</text:span><text:span text:style-name="T3">.</text:span><text:span text:style-name="T2">rvService </text:span><text:span text:style-name="T3">=</text:span><text:span text:style-name="T2"><text:s/>rvService</text:span><text:span text:style-name="T3">;</text:span></text:p>
      <text:p text:style-name="P1"><text:span text:style-name="T2"><text:s text:c="8"/></text:span><text:span text:style-name="T1">this</text:span><text:span text:style-name="T3">.</text:span><text:span text:style-name="T2">rvNetwork </text:span><text:span text:style-name="T3">=</text:span><text:span text:style-name="T2"><text:s/>rvNetwork</text:span><text:span text:style-name="T3">;</text:span></text:p>
      <text:p text:style-name="P1"><text:span text:style-name="T2"><text:s text:c="8"/></text:span><text:span text:style-name="T1">this</text:span><text:span text:style-name="T3">.</text:span><text:span text:style-name="T2">rvDaemon </text:span><text:span text:style-name="T3">=</text:span><text:span text:style-name="T2"><text:s/>rvDaemon</text:span><text:span text:style-name="T3">;</text:span></text:p>
      <text:p text:style-name="P1"><text:span text:style-name="T2"><text:s text:c="4"/></text:span><text:span text:style-name="T3">}</text:span></text:p>
      <text:p text:style-name="P1"><text:span text:style-name="T2"><text:s text:c="4"/></text:span></text:p>
      <text:p text:style-name="P6"><text:span text:style-name="T5"><text:s text:c="4"/></text:span><text:span text:style-name="T2">@Override</text:span></text:p>
      <text:p text:style-name="P1"><text:span text:style-name="T2"><text:s text:c="4"/></text:span><text:span text:style-name="T1">protected</text:span><text:span text:style-name="T2"><text:s/></text:span><text:span text:style-name="T4">Integer</text:span><text:span text:style-name="T2"><text:s/>doInBackground</text:span><text:span text:style-name="T3">()</text:span><text:span text:style-name="T2"><text:s/></text:span><text:span text:style-name="T1">throws</text:span><text:span text:style-name="T2"><text:s/></text:span><text:span text:style-name="T4">Exception</text:span><text:span text:style-name="T2"><text:s/></text:span><text:span text:style-name="T3">{</text:span></text:p>
      <text:p text:style-name="P1"><text:span text:style-name="T2"><text:s text:c="8"/></text:span><text:span text:style-name="T1">try</text:span><text:span text:style-name="T2"><text:s/></text:span><text:span text:style-name="T3">{</text:span></text:p>
      <text:p text:style-name="P2"><text:span text:style-name="T5"><text:s text:c="12"/></text:span><text:span text:style-name="T1">final</text:span><text:span text:style-name="T5"><text:s/></text:span><text:span text:style-name="T2">Properties</text:span><text:span text:style-name="T5"><text:s/></text:span><text:span text:style-name="T2">BuildConfig</text:span><text:span text:style-name="T5"><text:s/></text:span><text:span text:style-name="T3">=</text:span><text:span text:style-name="T5"><text:s/></text:span><text:span text:style-name="T1">new</text:span><text:span text:style-name="T5"><text:s/></text:span><text:span text:style-name="T2">Properties</text:span><text:span text:style-name="T3">();</text:span></text:p>
      <text:p text:style-name="P2"><text:span text:style-name="T5"><text:s text:c="12"/></text:span><text:span text:style-name="T2">BuildConfig</text:span><text:span text:style-name="T3">.</text:span><text:span text:style-name="T5">load</text:span><text:span text:style-name="T3">(</text:span><text:span text:style-name="T1">new</text:span><text:span text:style-name="T5"><text:s/></text:span><text:span text:style-name="T2">FileInputStream</text:span><text:span text:style-name="T3">(</text:span><text:span text:style-name="T6">"./BuildConfig.properties"</text:span><text:span text:style-name="T3">));</text:span></text:p>
      <text:p text:style-name="P1"><text:span text:style-name="T2"><text:s text:c="12"/></text:span><text:span text:style-name="T4">System</text:span><text:span text:style-name="T3">.</text:span><text:span text:style-name="T2">setProperty</text:span><text:span text:style-name="T3">(</text:span><text:span text:style-name="T6">"path"</text:span><text:span text:style-name="T3">,</text:span><text:span text:style-name="T2"><text:s/></text:span><text:span text:style-name="T4">BuildConfig</text:span><text:span text:style-name="T3">.</text:span><text:span text:style-name="T2">getProperty</text:span><text:span text:style-name="T3">(</text:span><text:span text:style-name="T6">"RVHome"</text:span><text:span text:style-name="T3">));</text:span></text:p>
      <text:p text:style-name="P1"><text:span text:style-name="T2"><text:s text:c="12"/></text:span><text:span text:style-name="T4">System</text:span><text:span text:style-name="T3">.</text:span><text:span text:style-name="T2">loadLibrary</text:span><text:span text:style-name="T3">(</text:span><text:span text:style-name="T6">"tibrvj"</text:span><text:span text:style-name="T3">);</text:span></text:p>
      <text:p text:style-name="P1"><text:span text:style-name="T2"><text:s text:c="12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Loading Console"</text:span><text:span text:style-name="T3">,</text:span><text:span text:style-name="T2"><text:s/></text:span><text:span text:style-name="T6">"Hawk Domain: 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hawkDomain</text:span><text:span text:style-name="T3">,</text:span><text:span text:style-name="T2"><text:s/></text:span><text:span text:style-name="T6">"rvService: 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rvService</text:span><text:span text:style-name="T3">,</text:span><text:span text:style-name="T2"><text:s/></text:span><text:span text:style-name="T6">"rvNetwork: 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rvNetwork</text:span><text:span text:style-name="T3">,</text:span><text:span text:style-name="T2"><text:s/></text:span><text:span text:style-name="T6">"rvDaemon: 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rvDaemon </text:span><text:span text:style-name="T3">}</text:span><text:span text:style-name="T2"><text:s/></text:span><text:span text:style-name="T3">});</text:span></text:p>
      <text:p text:style-name="P1"><text:span text:style-name="T2"><text:s text:c="12"/></text:span><text:span text:style-name="T1">this</text:span><text:span text:style-name="T3">.</text:span><text:span text:style-name="T2">_console </text:span><text:span text:style-name="T3">=</text:span><text:span text:style-name="T2"><text:s/></text:span><text:span text:style-name="T1">new</text:span><text:span text:style-name="T2"><text:s/></text:span><text:span text:style-name="T4">TIBHawkConsole</text:span><text:span text:style-name="T3">(</text:span><text:span text:style-name="T1">this</text:span><text:span text:style-name="T3">.</text:span><text:span text:style-name="T2">hawkDomain</text:span><text:span text:style-name="T3">,</text:span><text:span text:style-name="T2"><text:s/></text:span><text:span text:style-name="T1">this</text:span><text:span text:style-name="T3">.</text:span><text:span text:style-name="T2">rvService</text:span><text:span text:style-name="T3">,</text:span><text:span text:style-name="T2"><text:s/></text:span><text:span text:style-name="T1">this</text:span><text:span text:style-name="T3">.</text:span><text:span text:style-name="T2">rvNetwork</text:span><text:span text:style-name="T3">,</text:span><text:span text:style-name="T2"><text:s/></text:span><text:span text:style-name="T1">this</text:span><text:span text:style-name="T3">.</text:span><text:span text:style-name="T2">rvDaemon</text:span><text:span text:style-name="T3">);</text:span></text:p>
      <text:p text:style-name="P1"><text:span text:style-name="T2"><text:s text:c="12"/></text:span><text:span text:style-name="T3">(</text:span><text:span text:style-name="T1">this</text:span><text:span text:style-name="T3">.</text:span><text:span text:style-name="T2">_agentMgr </text:span><text:span text:style-name="T3">=</text:span><text:span text:style-name="T2"><text:s/></text:span><text:span text:style-name="T1">this</text:span><text:span text:style-name="T3">.</text:span><text:span text:style-name="T2">_console</text:span><text:span text:style-name="T3">.</text:span><text:span text:style-name="T2">getAgentManager</text:span><text:span text:style-name="T3">()).</text:span><text:span text:style-name="T2">initialize</text:span><text:span text:style-name="T3">();</text:span></text:p>
      <text:p text:style-name="P1"><text:span text:style-name="T2"><text:s text:c="12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Agent Manager Initialized"</text:span><text:span text:style-name="T2"><text:s/></text:span><text:span text:style-name="T3">}</text:span><text:span text:style-name="T2"><text:s/></text:span><text:span text:style-name="T3">});</text:span></text:p>
      <text:p text:style-name="P1"><text:span text:style-name="T2"><text:s text:c="12"/></text:span><text:span text:style-name="T1">final</text:span><text:span text:style-name="T2"><text:s/></text:span><text:span text:style-name="T4">MicroAgentID</text:span><text:span text:style-name="T3">[]</text:span><text:span text:style-name="T2"><text:s/>mid </text:span><text:span text:style-name="T3">=</text:span><text:span text:style-name="T2"><text:s/></text:span><text:span text:style-name="T1">this</text:span><text:span text:style-name="T3">.</text:span><text:span text:style-name="T2">_agentMgr</text:span><text:span text:style-name="T3">.</text:span><text:span text:style-name="T2">getMicroAgentIDs</text:span><text:span text:style-name="T3">(</text:span><text:span text:style-name="T6">"COM.TIBCO.admin.TRA"</text:span><text:span text:style-name="T3">,</text:span><text:span text:style-name="T2"><text:s/></text:span><text:span text:style-name="T7">1</text:span><text:span text:style-name="T3">);</text:span></text:p>
      <text:p text:style-name="P1"><text:span text:style-name="T2"><text:s text:c="12"/></text:span><text:span text:style-name="T1">if</text:span><text:span text:style-name="T2"><text:s/></text:span><text:span text:style-name="T3">(</text:span><text:span text:style-name="T2">mid</text:span><text:span text:style-name="T3">.</text:span><text:span text:style-name="T2">length </text:span><text:span text:style-name="T3">==</text:span><text:span text:style-name="T2"><text:s/></text:span><text:span text:style-name="T7">0</text:span><text:span text:style-name="T3">)</text:span><text:span text:style-name="T2"><text:s/></text:span><text:span text:style-name="T3">{</text:span></text:p>
      <text:p text:style-name="P7"><text:span text:style-name="T5"><text:s text:c="16"/></text:span><text:span text:style-name="T3">((</text:span><text:span text:style-name="T4">SwingWorker</text:span><text:span text:style-name="T3">&lt;</text:span><text:span text:style-name="T5">T</text:span><text:span text:style-name="T3">,</text:span><text:span text:style-name="T5"><text:s/></text:span><text:span text:style-name="T4">Object</text:span><text:span text:style-name="T3">[]&gt;)</text:span><text:span text:style-name="T1">this</text:span><text:span text:style-name="T3">).</text:span><text:span text:style-name="T5">publish</text:span><text:span text:style-name="T3">(</text:span><text:span text:style-name="T1">new</text:span><text:span text:style-name="T5"><text:s/></text:span><text:span text:style-name="T4">Object</text:span><text:span text:style-name="T3">[][]</text:span><text:span text:style-name="T5"><text:s/></text:span><text:span text:style-name="T3">{</text:span><text:span text:style-name="T5"><text:s/></text:span><text:span text:style-name="T3">{</text:span><text:span text:style-name="T5"><text:s/></text:span><text:span text:style-name="T2">"ERROR"</text:span><text:span text:style-name="T3">,</text:span><text:span text:style-name="T5"><text:s/></text:span><text:span text:style-name="T2">"Microagent [COM.TIBCO.admin.TRA] not found"</text:span><text:span text:style-name="T5"><text:s/></text:span><text:span text:style-name="T3">}</text:span><text:span text:style-name="T5"><text:s/></text:span><text:span text:style-name="T3">});</text:span></text:p>
      <text:p text:style-name="P1"><text:span text:style-name="T2"><text:s text:c="12"/></text:span><text:span text:style-name="T3">}</text:span></text:p>
      <text:p text:style-name="P7"><text:span text:style-name="T5"><text:s text:c="12"/></text:span><text:span text:style-name="T4">System</text:span><text:span text:style-name="T3">.</text:span><text:span text:style-name="T1">out</text:span><text:span text:style-name="T3">.</text:span><text:span text:style-name="T5">println</text:span><text:span text:style-name="T3">(</text:span><text:span text:style-name="T2">"GetMicroAgentIDs Response:"</text:span><text:span text:style-name="T5"><text:s/></text:span><text:span text:style-name="T3">+</text:span><text:span text:style-name="T5"><text:s/>mid</text:span><text:span text:style-name="T3">[</text:span><text:span text:style-name="T7">0</text:span><text:span text:style-name="T3">]);</text:span></text:p>
      <text:p text:style-name="P7"><text:span text:style-name="T5"><text:s text:c="12"/></text:span><text:span text:style-name="T3">((</text:span><text:span text:style-name="T4">SwingWorker</text:span><text:span text:style-name="T3">&lt;</text:span><text:span text:style-name="T5">T</text:span><text:span text:style-name="T3">,</text:span><text:span text:style-name="T5"><text:s/></text:span><text:span text:style-name="T4">Object</text:span><text:span text:style-name="T3">[]&gt;)</text:span><text:span text:style-name="T1">this</text:span><text:span text:style-name="T3">).</text:span><text:span text:style-name="T5">publish</text:span><text:span text:style-name="T3">(</text:span><text:span text:style-name="T1">new</text:span><text:span text:style-name="T5"><text:s/></text:span><text:span text:style-name="T4">Object</text:span><text:span text:style-name="T3">[][]</text:span><text:span text:style-name="T5"><text:s/></text:span><text:span text:style-name="T3">{</text:span><text:span text:style-name="T5"><text:s/></text:span><text:span text:style-name="T3">{</text:span><text:span text:style-name="T5"><text:s/></text:span><text:span text:style-name="T2">"LOG"</text:span><text:span text:style-name="T3">,</text:span><text:span text:style-name="T5"><text:s/></text:span><text:span text:style-name="T1">this</text:span><text:span text:style-name="T3">.</text:span><text:span text:style-name="T5">getClass</text:span><text:span text:style-name="T3">()</text:span><text:span text:style-name="T5"><text:s/></text:span><text:span text:style-name="T3">+</text:span><text:span text:style-name="T5"><text:s/></text:span><text:span text:style-name="T2">": Invoked getMicroAgentIDs(COM.TIBCO.admin.TRA, 1"</text:span><text:span text:style-name="T3">,</text:span><text:span text:style-name="T5"><text:s/>mid</text:span><text:span text:style-name="T3">[</text:span><text:span text:style-name="T7">0</text:span><text:span text:style-name="T3">].</text:span><text:span text:style-name="T5">toString</text:span><text:span text:style-name="T3">()</text:span><text:span text:style-name="T5"><text:s/></text:span><text:span text:style-name="T3">}</text:span><text:span text:style-name="T5"><text:s/></text:span><text:span text:style-name="T3">});</text:span></text:p>
      <text:p text:style-name="P2"><text:span text:style-name="T5"><text:s text:c="12"/></text:span><text:span text:style-name="T1">final</text:span><text:span text:style-name="T5"><text:s/></text:span><text:span text:style-name="T2">DataElement</text:span><text:span text:style-name="T3">[]</text:span><text:span text:style-name="T5"><text:s/>de </text:span><text:span text:style-name="T3">=</text:span><text:span text:style-name="T5"><text:s/></text:span><text:span text:style-name="T3">{</text:span><text:span text:style-name="T5"><text:s/></text:span><text:span text:style-name="T1">new</text:span><text:span text:style-name="T5"><text:s/></text:span><text:span text:style-name="T2">DataElement</text:span><text:span text:style-name="T3">(</text:span><text:span text:style-name="T6">"TimeInterval"</text:span><text:span text:style-name="T3">,</text:span><text:span text:style-name="T5"><text:s/></text:span><text:span text:style-name="T7">1</text:span><text:span text:style-name="T3">),</text:span><text:span text:style-name="T5"><text:s/></text:span><text:span text:style-name="T1">new</text:span><text:span text:style-name="T5"><text:s/></text:span><text:span text:style-name="T2">DataElement</text:span><text:span text:style-name="T3">(</text:span><text:span text:style-name="T6">"FullStatusOnly"</text:span><text:span text:style-name="T3">,</text:span><text:span text:style-name="T5"><text:s/></text:span><text:span text:style-name="T1">true</text:span><text:span text:style-name="T3">)</text:span><text:span text:style-name="T5"><text:s/></text:span><text:span text:style-name="T3">};</text:span></text:p>
      <text:p text:style-name="P2"><text:span text:style-name="T5"><text:s text:c="12"/></text:span><text:span text:style-name="T1">final</text:span><text:span text:style-name="T5"><text:s/></text:span><text:span text:style-name="T2">MethodInvocation</text:span><text:span text:style-name="T5"><text:s/>mi </text:span><text:span text:style-name="T3">=</text:span><text:span text:style-name="T5"><text:s/></text:span><text:span text:style-name="T1">new</text:span><text:span text:style-name="T5"><text:s/></text:span><text:span text:style-name="T2">MethodInvocation</text:span><text:span text:style-name="T3">(</text:span><text:span text:style-name="T6">"onNewStatusOrCmd"</text:span><text:span text:style-name="T3">,</text:span><text:span text:style-name="T5"><text:s/>de</text:span><text:span text:style-name="T3">);</text:span></text:p>
      <text:p text:style-name="P1"><text:span text:style-name="T2"><text:s text:c="12"/></text:span><text:span text:style-name="T1">final</text:span><text:span text:style-name="T2"><text:s/></text:span><text:span text:style-name="T4">MicroAgentData</text:span><text:span text:style-name="T2"><text:s/>md </text:span><text:span text:style-name="T3">=</text:span><text:span text:style-name="T2"><text:s/></text:span><text:span text:style-name="T1">this</text:span><text:span text:style-name="T3">.</text:span><text:span text:style-name="T2">_agentMgr</text:span><text:span text:style-name="T3">.</text:span><text:span text:style-name="T2">invoke</text:span><text:span text:style-name="T3">(</text:span><text:span text:style-name="T2">mid</text:span><text:span text:style-name="T3">[</text:span><text:span text:style-name="T7">0</text:span><text:span text:style-name="T3">],</text:span><text:span text:style-name="T2"><text:s/>mi</text:span><text:span text:style-name="T3">);</text:span></text:p>
      <text:p text:style-name="P1"><text:span text:style-name="T2"><text:s text:c="12"/></text:span><text:span text:style-name="T1">final</text:span><text:span text:style-name="T2"><text:s/></text:span><text:span text:style-name="T4">TabularData</text:span><text:span text:style-name="T2"><text:s/>tabData </text:span><text:span text:style-name="T3">=</text:span><text:span text:style-name="T2"><text:s/></text:span><text:span text:style-name="T3">(</text:span><text:span text:style-name="T4">TabularData</text:span><text:span text:style-name="T3">)</text:span><text:span text:style-name="T2">md</text:span><text:span text:style-name="T3">.</text:span><text:span text:style-name="T2">getData</text:span><text:span text:style-name="T3">();</text:span></text:p>
      <text:p text:style-name="P7"><text:span text:style-name="T5"><text:s text:c="12"/></text:span><text:span text:style-name="T3">((</text:span><text:span text:style-name="T4">SwingWorker</text:span><text:span text:style-name="T3">&lt;</text:span><text:span text:style-name="T5">T</text:span><text:span text:style-name="T3">,</text:span><text:span text:style-name="T5"><text:s/></text:span><text:span text:style-name="T4">Object</text:span><text:span text:style-name="T3">[]&gt;)</text:span><text:span text:style-name="T1">this</text:span><text:span text:style-name="T3">).</text:span><text:span text:style-name="T5">publish</text:span><text:span text:style-name="T3">(</text:span><text:span text:style-name="T1">new</text:span><text:span text:style-name="T5"><text:s/></text:span><text:span text:style-name="T4">Object</text:span><text:span text:style-name="T3">[][]</text:span><text:span text:style-name="T5"><text:s/></text:span><text:span text:style-name="T3">{</text:span><text:span text:style-name="T5"><text:s/></text:span><text:span text:style-name="T3">{</text:span><text:span text:style-name="T5"><text:s/></text:span><text:span text:style-name="T2">"LOG"</text:span><text:span text:style-name="T3">,</text:span><text:span text:style-name="T5"><text:s/></text:span><text:span text:style-name="T1">this</text:span><text:span text:style-name="T3">.</text:span><text:span text:style-name="T5">getClass</text:span><text:span text:style-name="T3">()</text:span><text:span text:style-name="T5"><text:s/></text:span><text:span text:style-name="T3">+</text:span><text:span text:style-name="T5"><text:s/></text:span><text:span text:style-name="T2">": Invoked onNewStatusOrCmd(1,true)"</text:span><text:span text:style-name="T3">,</text:span><text:span text:style-name="T5"><text:s/></text:span><text:span text:style-name="T2">"Returned results length:"</text:span><text:span text:style-name="T5"><text:s/></text:span><text:span text:style-name="T3">+</text:span><text:span text:style-name="T5"><text:s/>tabData</text:span><text:span text:style-name="T3">.</text:span><text:span text:style-name="T5">getAllData</text:span><text:span text:style-name="T3">().</text:span><text:span text:style-name="T5">length </text:span><text:span text:style-name="T3">}</text:span><text:span text:style-name="T5"><text:s/></text:span><text:span text:style-name="T3">});</text:span></text:p>
      <text:p text:style-name="P1"><text:span text:style-name="T2"><text:s text:c="12"/></text:span><text:span text:style-name="T1">if</text:span><text:span text:style-name="T2"><text:s/></text:span><text:span text:style-name="T3">(</text:span><text:span text:style-name="T2">tabData</text:span><text:span text:style-name="T3">.</text:span><text:span text:style-name="T2">getAllData</text:span><text:span text:style-name="T3">().</text:span><text:span text:style-name="T2">length </text:span><text:span text:style-name="T3">&gt;</text:span><text:span text:style-name="T2"><text:s/></text:span><text:span text:style-name="T7">0</text:span><text:span text:style-name="T3">)</text:span><text:span text:style-name="T2"><text:s/></text:span><text:span text:style-name="T3">{</text:span></text:p>
      <text:p text:style-name="P1"><text:span text:style-name="T2"><text:s text:c="16"/></text:span><text:span text:style-name="T1">final</text:span><text:span text:style-name="T2"><text:s/></text:span><text:span text:style-name="T4">Object</text:span><text:span text:style-name="T3">[][]</text:span><text:span text:style-name="T2"><text:s/>table </text:span><text:span text:style-name="T3">=</text:span><text:span text:style-name="T2"><text:s/>tabData</text:span><text:span text:style-name="T3">.</text:span><text:span text:style-name="T2">getAllData</text:span><text:span text:style-name="T3">();</text:span></text:p>
      <text:p text:style-name="P1"><text:span text:style-name="T2"><text:s text:c="16"/></text:span><text:span text:style-name="T1">int</text:span><text:span text:style-name="T2"><text:s/>m </text:span><text:span text:style-name="T3">=</text:span><text:span text:style-name="T2"><text:s/></text:span><text:span text:style-name="T7">0</text:span><text:span text:style-name="T3">;</text:span></text:p>
      <text:p text:style-name="P1"><text:span text:style-name="T2"><text:s text:c="16"/></text:span><text:span text:style-name="T1">int</text:span><text:span text:style-name="T2"><text:s/>rowLength </text:span><text:span text:style-name="T3">=</text:span><text:span text:style-name="T2"><text:s/></text:span><text:span text:style-name="T7">0</text:span><text:span text:style-name="T3">;</text:span></text:p>
      <text:p text:style-name="P1"><text:span text:style-name="T2"><text:s text:c="16"/></text:span><text:span text:style-name="T1">for</text:span><text:span text:style-name="T2"><text:s/></text:span><text:span text:style-name="T3">(</text:span><text:span text:style-name="T1">int</text:span><text:span text:style-name="T2"><text:s/>j </text:span><text:span text:style-name="T3">=</text:span><text:span text:style-name="T2"><text:s/></text:span><text:span text:style-name="T7">0</text:span><text:span text:style-name="T3">;</text:span><text:span text:style-name="T2"><text:s/>j </text:span><text:span text:style-name="T3">&lt;</text:span><text:span text:style-name="T2"><text:s/>table</text:span><text:span text:style-name="T3">.</text:span><text:span text:style-name="T2">length</text:span><text:span text:style-name="T3">;</text:span><text:span text:style-name="T2"><text:s/></text:span><text:span text:style-name="T3">++</text:span><text:span text:style-name="T2">j</text:span><text:span text:style-name="T3">)</text:span><text:span text:style-name="T2"><text:s/></text:span><text:span text:style-name="T3">{</text:span></text:p>
      <text:p text:style-name="P1"><text:span text:style-name="T2"><text:s text:c="20"/></text:span><text:span text:style-name="T1">if</text:span><text:span text:style-name="T2"><text:s/></text:span><text:span text:style-name="T3">(</text:span><text:span text:style-name="T2">table</text:span><text:span text:style-name="T3">[</text:span><text:span text:style-name="T2">j</text:span><text:span text:style-name="T3">][</text:span><text:span text:style-name="T7">0</text:span><text:span text:style-name="T3">].</text:span><text:span text:style-name="T2">equals</text:span><text:span text:style-name="T3">(</text:span><text:span text:style-name="T6">"INSTANCE"</text:span><text:span text:style-name="T3">)</text:span><text:span text:style-name="T2"><text:s/></text:span><text:span text:style-name="T3">&amp;&amp;</text:span><text:span text:style-name="T2"><text:s/></text:span><text:span text:style-name="T3">!</text:span><text:span text:style-name="T2">table</text:span><text:span text:style-name="T3">[</text:span><text:span text:style-name="T2">j</text:span><text:span text:style-name="T3">][</text:span><text:span text:style-name="T7">9</text:span><text:span text:style-name="T3">].</text:span><text:span text:style-name="T2">equals</text:span><text:span text:style-name="T3">(</text:span><text:span text:style-name="T6">"TIBCO Administrator"</text:span><text:span text:style-name="T3">))</text:span><text:span text:style-name="T2"><text:s/></text:span><text:span text:style-name="T3">{</text:span></text:p>
      <text:p text:style-name="P1"><text:span text:style-name="T2"><text:s text:c="24"/></text:span><text:span text:style-name="T3">++</text:span><text:span text:style-name="T2">rowLength</text:span><text:span text:style-name="T3">;</text:span></text:p>
      <text:p text:style-name="P1"><text:span text:style-name="T2"><text:s text:c="20"/></text:span><text:span text:style-name="T3">}</text:span></text:p>
      <text:p text:style-name="P1"><text:span text:style-name="T2"><text:s text:c="16"/></text:span><text:span text:style-name="T3">}</text:span></text:p>
      <text:p text:style-name="P1"><text:span text:style-name="T2"><text:s text:c="16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Total Number of Deployment instances: "</text:span><text:span text:style-name="T2"><text:s/></text:span><text:span text:style-name="T3">+</text:span><text:span text:style-name="T2"><text:s/>rowLength </text:span><text:span text:style-name="T3">}</text:span><text:span text:style-name="T2"><text:s/></text:span><text:span text:style-name="T3">});</text:span></text:p>
      <text:p text:style-name="P1"><text:span text:style-name="T2"><text:s text:c="16"/></text:span><text:span text:style-name="T1">final</text:span><text:span text:style-name="T2"><text:s/></text:span><text:span text:style-name="T4">Object</text:span><text:span text:style-name="T3">[][]</text:span><text:span text:style-name="T2"><text:s/>cells </text:span><text:span text:style-name="T3">=</text:span><text:span text:style-name="T2"><text:s/></text:span><text:span text:style-name="T1">new</text:span><text:span text:style-name="T2"><text:s/></text:span><text:span text:style-name="T4">Object</text:span><text:span text:style-name="T3">[</text:span><text:span text:style-name="T2">rowLength</text:span><text:span text:style-name="T3">][</text:span><text:span text:style-name="T7">6</text:span><text:span text:style-name="T3">];</text:span></text:p>
      <text:p text:style-name="P1"><text:span text:style-name="T2"><text:s text:c="16"/></text:span><text:span text:style-name="T1">for</text:span><text:span text:style-name="T2"><text:s/></text:span><text:span text:style-name="T3">(</text:span><text:span text:style-name="T1">int</text:span><text:span text:style-name="T2"><text:s/>i </text:span><text:span text:style-name="T3">=</text:span><text:span text:style-name="T2"><text:s/></text:span><text:span text:style-name="T7">0</text:span><text:span text:style-name="T3">;</text:span><text:span text:style-name="T2"><text:s/>i </text:span><text:span text:style-name="T3">&lt;</text:span><text:span text:style-name="T2"><text:s/>table</text:span><text:span text:style-name="T3">.</text:span><text:span text:style-name="T2">length</text:span><text:span text:style-name="T3">;</text:span><text:span text:style-name="T2"><text:s/></text:span><text:span text:style-name="T3">++</text:span><text:span text:style-name="T2">i</text:span><text:span text:style-name="T3">)</text:span><text:span text:style-name="T2"><text:s/></text:span><text:span text:style-name="T3">{</text:span></text:p>
      <text:p text:style-name="P1"><text:span text:style-name="T2"><text:s text:c="20"/></text:span><text:span text:style-name="T1">if</text:span><text:span text:style-name="T2"><text:s/></text:span><text:span text:style-name="T3">(</text:span><text:span text:style-name="T2">table</text:span><text:span text:style-name="T3">[</text:span><text:span text:style-name="T2">i</text:span><text:span text:style-name="T3">][</text:span><text:span text:style-name="T7">0</text:span><text:span text:style-name="T3">].</text:span><text:span text:style-name="T2">equals</text:span><text:span text:style-name="T3">(</text:span><text:span text:style-name="T6">"INSTANCE"</text:span><text:span text:style-name="T3">)</text:span><text:span text:style-name="T2"><text:s/></text:span><text:span text:style-name="T3">&amp;&amp;</text:span><text:span text:style-name="T2"><text:s/></text:span><text:span text:style-name="T3">!</text:span><text:span text:style-name="T2">table</text:span><text:span text:style-name="T3">[</text:span><text:span text:style-name="T2">i</text:span><text:span text:style-name="T3">][</text:span><text:span text:style-name="T7">9</text:span><text:span text:style-name="T3">].</text:span><text:span text:style-name="T2">equals</text:span><text:span text:style-name="T3">(</text:span><text:span text:style-name="T6">"TIBCO Administrator"</text:span><text:span text:style-name="T3">))</text:span><text:span text:style-name="T2"><text:s/></text:span><text:span text:style-name="T3">{</text:span></text:p>
      <text:p text:style-name="P1"><text:span text:style-name="T2"><text:s text:c="24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Fetching "</text:span><text:span text:style-name="T2"><text:s/></text:span><text:span text:style-name="T3">+</text:span><text:span text:style-name="T2"><text:s/></text:span><text:span text:style-name="T3">(</text:span><text:span text:style-name="T2">m </text:span><text:span text:style-name="T3">+</text:span><text:span text:style-name="T2"><text:s/></text:span><text:span text:style-name="T7">1</text:span><text:span text:style-name="T3">)</text:span><text:span text:style-name="T2"><text:s/></text:span><text:span text:style-name="T3">+</text:span><text:span text:style-name="T2"><text:s/></text:span><text:span text:style-name="T6">" of "</text:span><text:span text:style-name="T2"><text:s/></text:span><text:span text:style-name="T3">+</text:span><text:span text:style-name="T2"><text:s/>rowLength </text:span><text:span text:style-name="T3">+</text:span><text:span text:style-name="T2"><text:s/></text:span><text:span text:style-name="T6">" applications: 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8</text:span><text:span text:style-name="T3">]</text:span><text:span text:style-name="T2"><text:s/></text:span><text:span text:style-name="T3">+</text:span><text:span text:style-name="T2"><text:s/></text:span><text:span text:style-name="T6">"-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9</text:span><text:span text:style-name="T3">]</text:span><text:span text:style-name="T2"><text:s/></text:span><text:span text:style-name="T3">}</text:span><text:span text:style-name="T2"><text:s/></text:span><text:span text:style-name="T3">});</text:span></text:p>
      <text:p text:style-name="P1"><text:span text:style-name="T2"><text:s text:c="24"/></text:span><text:span text:style-name="T1">final</text:span><text:span text:style-name="T2"><text:s/></text:span><text:span text:style-name="T4">DataElement</text:span><text:span text:style-name="T3">[]</text:span><text:span text:style-name="T2"><text:s/></text:span><text:span text:style-name="T4">Deployment</text:span><text:span text:style-name="T2"><text:s/></text:span><text:span text:style-name="T3">=</text:span><text:span text:style-name="T2"><text:s/></text:span><text:span text:style-name="T3">{</text:span><text:span text:style-name="T2"><text:s/></text:span><text:span text:style-name="T1">new</text:span><text:span text:style-name="T2"><text:s/></text:span><text:span text:style-name="T4">DataElement</text:span><text:span text:style-name="T3">(</text:span><text:span text:style-name="T6">"Deployment"</text:span><text:span text:style-name="T3">,</text:span><text:span text:style-name="T2"><text:s/>table</text:span><text:span text:style-name="T3">[</text:span><text:span text:style-name="T2">i</text:span><text:span text:style-name="T3">][</text:span><text:span text:style-name="T7">8</text:span><text:span text:style-name="T3">])</text:span><text:span text:style-name="T2"><text:s/></text:span><text:span text:style-name="T3">};</text:span></text:p>
      <text:p text:style-name="P1"><text:span text:style-name="T2"><text:s text:c="24"/></text:span><text:span text:style-name="T1">final</text:span><text:span text:style-name="T2"><text:s/></text:span><text:span text:style-name="T4">MethodInvocation</text:span><text:span text:style-name="T2"><text:s/>getDepStatus </text:span><text:span text:style-name="T3">=</text:span><text:span text:style-name="T2"><text:s/></text:span><text:span text:style-name="T1">new</text:span><text:span text:style-name="T2"><text:s/></text:span><text:span text:style-name="T4">MethodInvocation</text:span><text:span text:style-name="T3">(</text:span><text:span text:style-name="T6">"getDeploymentStatus"</text:span><text:span text:style-name="T3">,</text:span><text:span text:style-name="T2"><text:s/></text:span><text:span text:style-name="T4">Deployment</text:span><text:span text:style-name="T3">);</text:span></text:p>
      <text:p text:style-name="P1"><text:span text:style-name="T2"><text:s text:c="24"/></text:span><text:span text:style-name="T1">final</text:span><text:span text:style-name="T2"><text:s/></text:span><text:span text:style-name="T4">MicroAgentData</text:span><text:span text:style-name="T2"><text:s/>depData </text:span><text:span text:style-name="T3">=</text:span><text:span text:style-name="T2"><text:s/></text:span><text:span text:style-name="T1">this</text:span><text:span text:style-name="T3">.</text:span><text:span text:style-name="T2">_agentMgr</text:span><text:span text:style-name="T3">.</text:span><text:span text:style-name="T2">invoke</text:span><text:span text:style-name="T3">(</text:span><text:span text:style-name="T2">mid</text:span><text:span text:style-name="T3">[</text:span><text:span text:style-name="T7">0</text:span><text:span text:style-name="T3">],</text:span><text:span text:style-name="T2"><text:s/>getDepStatus</text:span><text:span text:style-name="T3">);</text:span></text:p>
      <text:p text:style-name="P1"><text:span text:style-name="T2"><text:s text:c="24"/></text:span><text:span text:style-name="T1">final</text:span><text:span text:style-name="T2"><text:s/></text:span><text:span text:style-name="T4">CompositeData</text:span><text:span text:style-name="T2"><text:s/>compData </text:span><text:span text:style-name="T3">=</text:span><text:span text:style-name="T2"><text:s/></text:span><text:span text:style-name="T3">(</text:span><text:span text:style-name="T4">CompositeData</text:span><text:span text:style-name="T3">)</text:span><text:span text:style-name="T2">depData</text:span><text:span text:style-name="T3">.</text:span><text:span text:style-name="T2">getData</text:span><text:span text:style-name="T3">();</text:span></text:p>
      <text:p text:style-name="P1"><text:span text:style-name="T2"><text:s text:c="24"/></text:span><text:span text:style-name="T1">final</text:span><text:span text:style-name="T2"><text:s/></text:span><text:span text:style-name="T4">DataElement</text:span><text:span text:style-name="T3">[]</text:span><text:span text:style-name="T2"><text:s/>rs </text:span><text:span text:style-name="T3">=</text:span><text:span text:style-name="T2"><text:s/>compData</text:span><text:span text:style-name="T3">.</text:span><text:span text:style-name="T2">getDataElements</text:span><text:span text:style-name="T3">();</text:span></text:p>
      <text:p text:style-name="P1"><text:span text:style-name="T2"><text:s text:c="24"/></text:span><text:span text:style-name="T4">System</text:span><text:span text:style-name="T3">.</text:span><text:span text:style-name="T1">out</text:span><text:span text:style-name="T3">.</text:span><text:span text:style-name="T2">println</text:span><text:span text:style-name="T3">(</text:span><text:span text:style-name="T2">table</text:span><text:span text:style-name="T3">[</text:span><text:span text:style-name="T2">i</text:span><text:span text:style-name="T3">][</text:span><text:span text:style-name="T7">0</text:span><text:span text:style-name="T3">]</text:span><text:span text:style-name="T2"><text:s/></text:span><text:span text:style-name="T3">+</text:span><text:span text:style-name="T2"><text:s/></text:span><text:span text:style-name="T6">"--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8</text:span><text:span text:style-name="T3">]</text:span><text:span text:style-name="T2"><text:s/></text:span><text:span text:style-name="T3">+</text:span><text:span text:style-name="T2"><text:s/></text:span><text:span text:style-name="T6">"--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9</text:span><text:span text:style-name="T3">]</text:span><text:span text:style-name="T2"><text:s/></text:span><text:span text:style-name="T3">+</text:span><text:span text:style-name="T2"><text:s/></text:span><text:span text:style-name="T6">"--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10</text:span><text:span text:style-name="T3">]</text:span><text:span text:style-name="T2"><text:s/></text:span><text:span text:style-name="T3">+</text:span><text:span text:style-name="T2"><text:s/></text:span><text:span text:style-name="T6">"\r\n"</text:span><text:span text:style-name="T2"><text:s/></text:span><text:span text:style-name="T3">+</text:span><text:span text:style-name="T2"><text:s/>rs</text:span><text:span text:style-name="T3">[</text:span><text:span text:style-name="T7">2</text:span><text:span text:style-name="T3">].</text:span><text:span text:style-name="T2">getValue</text:span><text:span text:style-name="T3">())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0</text:span><text:span text:style-name="T3">]</text:span><text:span text:style-name="T2"><text:s/></text:span><text:span text:style-name="T3">=</text:span><text:span text:style-name="T2"><text:s/></text:span><text:span text:style-name="T1">new</text:span><text:span text:style-name="T2"><text:s/></text:span><text:span text:style-name="T4">Boolean</text:span><text:span text:style-name="T3">(</text:span><text:span text:style-name="T1">false</text:span><text:span text:style-name="T3">)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1</text:span><text:span text:style-name="T3">]</text:span><text:span text:style-name="T2"><text:s/></text:span><text:span text:style-name="T3">=</text:span><text:span text:style-name="T2"><text:s/>table</text:span><text:span text:style-name="T3">[</text:span><text:span text:style-name="T2">i</text:span><text:span text:style-name="T3">][</text:span><text:span text:style-name="T7">8</text:span><text:span text:style-name="T3">]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2</text:span><text:span text:style-name="T3">]</text:span><text:span text:style-name="T2"><text:s/></text:span><text:span text:style-name="T3">=</text:span><text:span text:style-name="T2"><text:s/>table</text:span><text:span text:style-name="T3">[</text:span><text:span text:style-name="T2">i</text:span><text:span text:style-name="T3">][</text:span><text:span text:style-name="T7">9</text:span><text:span text:style-name="T3">]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3</text:span><text:span text:style-name="T3">]</text:span><text:span text:style-name="T2"><text:s/></text:span><text:span text:style-name="T3">=</text:span><text:span text:style-name="T2"><text:s/>table</text:span><text:span text:style-name="T3">[</text:span><text:span text:style-name="T2">i</text:span><text:span text:style-name="T3">][</text:span><text:span text:style-name="T7">10</text:span><text:span text:style-name="T3">]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4</text:span><text:span text:style-name="T3">]</text:span><text:span text:style-name="T2"><text:s/></text:span><text:span text:style-name="T3">=</text:span><text:span text:style-name="T2"><text:s/>rs</text:span><text:span text:style-name="T3">[</text:span><text:span text:style-name="T7">2</text:span><text:span text:style-name="T3">].</text:span><text:span text:style-name="T2">getValue</text:span><text:span text:style-name="T3">();</text:span></text:p>
      <text:p text:style-name="P1"><text:span text:style-name="T2"><text:s text:c="24"/>cells</text:span><text:span text:style-name="T3">[</text:span><text:span text:style-name="T2">m</text:span><text:span text:style-name="T3">][</text:span><text:span text:style-name="T7">5</text:span><text:span text:style-name="T3">]</text:span><text:span text:style-name="T2"><text:s/></text:span><text:span text:style-name="T3">=</text:span><text:span text:style-name="T2"><text:s/></text:span><text:span text:style-name="T6">"COM.TIBCO.ADAPTER.bwengine.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hawkDomain </text:span><text:span text:style-name="T3">+</text:span><text:span text:style-name="T2"><text:s/></text:span><text:span text:style-name="T6">".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8</text:span><text:span text:style-name="T3">]</text:span><text:span text:style-name="T2"><text:s/></text:span><text:span text:style-name="T3">+</text:span><text:span text:style-name="T2"><text:s/></text:span><text:span text:style-name="T6">"."</text:span><text:span text:style-name="T2"><text:s/></text:span><text:span text:style-name="T3">+</text:span><text:span text:style-name="T2"><text:s/>table</text:span><text:span text:style-name="T3">[</text:span><text:span text:style-name="T2">i</text:span><text:span text:style-name="T3">][</text:span><text:span text:style-name="T7">9</text:span><text:span text:style-name="T3">];</text:span></text:p>
      <text:p text:style-name="P1"><text:span text:style-name="T2"><text:s text:c="24"/></text:span><text:span text:style-name="T1">final</text:span><text:span text:style-name="T2"><text:s/></text:span><text:span text:style-name="T4">String</text:span><text:span text:style-name="T2"><text:s/>temp </text:span><text:span text:style-name="T3">=</text:span><text:span text:style-name="T2"><text:s/>rs</text:span><text:span text:style-name="T3">[</text:span><text:span text:style-name="T7">3</text:span><text:span text:style-name="T3">].</text:span><text:span text:style-name="T2">getValue</text:span><text:span text:style-name="T3">().</text:span><text:span text:style-name="T2">toString</text:span><text:span text:style-name="T3">().</text:span><text:span text:style-name="T2">substring</text:span><text:span text:style-name="T3">(</text:span><text:span text:style-name="T2">rs</text:span><text:span text:style-name="T3">[</text:span><text:span text:style-name="T7">3</text:span><text:span text:style-name="T3">].</text:span><text:span text:style-name="T2">getValue</text:span><text:span text:style-name="T3">().</text:span><text:span text:style-name="T2">toString</text:span><text:span text:style-name="T3">().</text:span><text:span text:style-name="T2">indexOf</text:span><text:span text:style-name="T3">(</text:span><text:span text:style-name="T6">"bwengine.exe\" --run --propFile"</text:span><text:span text:style-name="T3">));</text:span></text:p>
      <text:p text:style-name="P1"><text:span text:style-name="T2"><text:s text:c="24"/></text:span><text:span text:style-name="T1">final</text:span><text:span text:style-name="T2"><text:s/></text:span><text:span text:style-name="T4">String</text:span><text:span text:style-name="T2"><text:s/></text:span><text:span text:style-name="T4">PropFile</text:span><text:span text:style-name="T2"><text:s/></text:span><text:span text:style-name="T3">=</text:span><text:span text:style-name="T2"><text:s/>temp</text:span><text:span text:style-name="T3">.</text:span><text:span text:style-name="T2">substring</text:span><text:span text:style-name="T3">(</text:span><text:span text:style-name="T7">0</text:span><text:span text:style-name="T3">,</text:span><text:span text:style-name="T2"><text:s/>temp</text:span><text:span text:style-name="T3">.</text:span><text:span text:style-name="T2">indexOf</text:span><text:span text:style-name="T3">(</text:span><text:span text:style-name="T6">".tra\""</text:span><text:span text:style-name="T3">)</text:span><text:span text:style-name="T2"><text:s/></text:span><text:span text:style-name="T3">+</text:span><text:span text:style-name="T2"><text:s/></text:span><text:span text:style-name="T7">4</text:span><text:span text:style-name="T3">).</text:span><text:span text:style-name="T2">replaceAll</text:span><text:span text:style-name="T3">(</text:span><text:span text:style-name="T6">"bwengine.exe\" --run --propFile \""</text:span><text:span text:style-name="T3">,</text:span><text:span text:style-name="T2"><text:s/></text:span><text:span text:style-name="T6">""</text:span><text:span text:style-name="T3">);</text:span></text:p>
      <text:p text:style-name="P1"><text:span text:style-name="T2"><text:s text:c="24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Completed fetching row "</text:span><text:span text:style-name="T2"><text:s/></text:span><text:span text:style-name="T3">+</text:span><text:span text:style-name="T2"><text:s/></text:span><text:span text:style-name="T3">(</text:span><text:span text:style-name="T2">m </text:span><text:span text:style-name="T3">+</text:span><text:span text:style-name="T2"><text:s/></text:span><text:span text:style-name="T7">1</text:span><text:span text:style-name="T3">)</text:span><text:span text:style-name="T2"><text:s/></text:span><text:span text:style-name="T3">}</text:span><text:span text:style-name="T2"><text:s/></text:span><text:span text:style-name="T3">});</text:span></text:p>
      <text:p text:style-name="P1"><text:span text:style-name="T2"><text:s text:c="24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cells</text:span><text:span text:style-name="T3">[</text:span><text:span text:style-name="T2">m</text:span><text:span text:style-name="T3">]</text:span><text:span text:style-name="T2"><text:s/></text:span><text:span text:style-name="T3">});</text:span></text:p>
      <text:p text:style-name="P1"><text:span text:style-name="T2"><text:s text:c="24"/></text:span><text:span text:style-name="T1">this</text:span><text:span text:style-name="T3">.</text:span><text:span text:style-name="T2">setProgress</text:span><text:span text:style-name="T3">((</text:span><text:span text:style-name="T2">m </text:span><text:span text:style-name="T3">+</text:span><text:span text:style-name="T2"><text:s/></text:span><text:span text:style-name="T7">1</text:span><text:span text:style-name="T3">)</text:span><text:span text:style-name="T2"><text:s/></text:span><text:span text:style-name="T3">*</text:span><text:span text:style-name="T2"><text:s/></text:span><text:span text:style-name="T7">100</text:span><text:span text:style-name="T2"><text:s/></text:span><text:span text:style-name="T3">/</text:span><text:span text:style-name="T2"><text:s/>rowLength</text:span><text:span text:style-name="T3">);</text:span></text:p>
      <text:p text:style-name="P1"><text:span text:style-name="T2"><text:s text:c="24"/></text:span><text:span text:style-name="T3">++</text:span><text:span text:style-name="T2">m</text:span><text:span text:style-name="T3">;</text:span></text:p>
      <text:p text:style-name="P1"><text:span text:style-name="T2"><text:s text:c="20"/></text:span><text:span text:style-name="T3">}</text:span></text:p>
      <text:p text:style-name="P1"><text:span text:style-name="T2"><text:s text:c="16"/></text:span><text:span text:style-name="T3">}</text:span></text:p>
      <text:p text:style-name="P1"><text:span text:style-name="T2"><text:s text:c="16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LOG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"</text:span><text:span text:style-name="T2"><text:s/></text:span><text:span text:style-name="T3">+</text:span><text:span text:style-name="T2"><text:s/>m </text:span><text:span text:style-name="T3">+</text:span><text:span text:style-name="T2"><text:s/></text:span><text:span text:style-name="T6">" rows out of "</text:span><text:span text:style-name="T2"><text:s/></text:span><text:span text:style-name="T3">+</text:span><text:span text:style-name="T2"><text:s/>rowLength </text:span><text:span text:style-name="T3">+</text:span><text:span text:style-name="T2"><text:s/></text:span><text:span text:style-name="T6">" returned to the UI"</text:span><text:span text:style-name="T2"><text:s/></text:span><text:span text:style-name="T3">}</text:span><text:span text:style-name="T2"><text:s/></text:span><text:span text:style-name="T3">});</text:span></text:p>
      <text:p text:style-name="P1"><text:span text:style-name="T2"><text:s text:c="16"/></text:span><text:span text:style-name="T1">return</text:span><text:span text:style-name="T2"><text:s/></text:span><text:span text:style-name="T7">1</text:span><text:span text:style-name="T3">;</text:span></text:p>
      <text:p text:style-name="P1"><text:span text:style-name="T2"><text:s text:c="12"/></text:span><text:span text:style-name="T3">}</text:span></text:p>
      <text:p text:style-name="P1"><text:span text:style-name="T2"><text:s text:c="12"/></text:span><text:span text:style-name="T1">this</text:span><text:span text:style-name="T3">.</text:span><text:span text:style-name="T2">setProgress</text:span><text:span text:style-name="T3">(</text:span><text:span text:style-name="T7">100</text:span><text:span text:style-name="T3">);</text:span></text:p>
      <text:p text:style-name="P7"><text:span text:style-name="T5"><text:s text:c="12"/></text:span><text:span text:style-name="T3">((</text:span><text:span text:style-name="T4">SwingWorker</text:span><text:span text:style-name="T3">&lt;</text:span><text:span text:style-name="T5">T</text:span><text:span text:style-name="T3">,</text:span><text:span text:style-name="T5"><text:s/></text:span><text:span text:style-name="T4">Object</text:span><text:span text:style-name="T3">[]&gt;)</text:span><text:span text:style-name="T1">this</text:span><text:span text:style-name="T3">).</text:span><text:span text:style-name="T5">publish</text:span><text:span text:style-name="T3">(</text:span><text:span text:style-name="T1">new</text:span><text:span text:style-name="T5"><text:s/></text:span><text:span text:style-name="T4">Object</text:span><text:span text:style-name="T3">[][]</text:span><text:span text:style-name="T5"><text:s/></text:span><text:span text:style-name="T3">{</text:span><text:span text:style-name="T5"><text:s/></text:span><text:span text:style-name="T3">{</text:span><text:span text:style-name="T5"><text:s/></text:span><text:span text:style-name="T2">"ERROR"</text:span><text:span text:style-name="T3">,</text:span><text:span text:style-name="T5"><text:s/></text:span><text:span text:style-name="T1">this</text:span><text:span text:style-name="T3">.</text:span><text:span text:style-name="T5">getClass</text:span><text:span text:style-name="T3">()</text:span><text:span text:style-name="T5"><text:s/></text:span><text:span text:style-name="T3">+</text:span><text:span text:style-name="T5"><text:s/></text:span><text:span text:style-name="T2">": No instances found for the domain. Check RV if there are any issues"</text:span><text:span text:style-name="T5"><text:s/></text:span><text:span text:style-name="T3">}</text:span><text:span text:style-name="T5"><text:s/></text:span><text:span text:style-name="T3">});</text:span></text:p>
      <text:p text:style-name="P1"><text:span text:style-name="T2"><text:s text:c="12"/></text:span><text:span text:style-name="T1">return</text:span><text:span text:style-name="T2"><text:s/></text:span><text:span text:style-name="T7">0</text:span><text:span text:style-name="T3">;</text:span></text:p>
      <text:p text:style-name="P1"><text:span text:style-name="T2"><text:s text:c="8"/></text:span><text:span text:style-name="T3">}</text:span></text:p>
      <text:p text:style-name="P1"><text:span text:style-name="T2"><text:s text:c="8"/></text:span><text:span text:style-name="T1">catch</text:span><text:span text:style-name="T2"><text:s/></text:span><text:span text:style-name="T3">(</text:span><text:span text:style-name="T4">Exception</text:span><text:span text:style-name="T2"><text:s/>e</text:span><text:span text:style-name="T3">)</text:span><text:span text:style-name="T2"><text:s/></text:span><text:span text:style-name="T3">{</text:span></text:p>
      <text:p text:style-name="P1"><text:span text:style-name="T2"><text:s text:c="12"/></text:span><text:span text:style-name="T3">((</text:span><text:span text:style-name="T4">SwingWorker</text:span><text:span text:style-name="T3">&lt;</text:span><text:span text:style-name="T2">T</text:span><text:span text:style-name="T3">,</text:span><text:span text:style-name="T2"><text:s/></text:span><text:span text:style-name="T4">Object</text:span><text:span text:style-name="T3">[]&gt;)</text:span><text:span text:style-name="T1">this</text:span><text:span text:style-name="T3">).</text:span><text:span text:style-name="T2">publish</text:span><text:span text:style-name="T3">(</text:span><text:span text:style-name="T1">new</text:span><text:span text:style-name="T2"><text:s/></text:span><text:span text:style-name="T4">Object</text:span><text:span text:style-name="T3">[][]</text:span><text:span text:style-name="T2"><text:s/></text:span><text:span text:style-name="T3">{</text:span><text:span text:style-name="T2"><text:s/></text:span><text:span text:style-name="T3">{</text:span><text:span text:style-name="T2"><text:s/></text:span><text:span text:style-name="T6">"ERROR"</text:span><text:span text:style-name="T3">,</text:span><text:span text:style-name="T2"><text:s/></text:span><text:span text:style-name="T1">this</text:span><text:span text:style-name="T3">.</text:span><text:span text:style-name="T2">getClass</text:span><text:span text:style-name="T3">()</text:span><text:span text:style-name="T2"><text:s/></text:span><text:span text:style-name="T3">+</text:span><text:span text:style-name="T2"><text:s/></text:span><text:span text:style-name="T6">": Exception in "</text:span><text:span text:style-name="T2"><text:s/></text:span><text:span text:style-name="T3">+</text:span><text:span text:style-name="T2"><text:s/></text:span><text:span text:style-name="T1">this</text:span><text:span text:style-name="T3">.</text:span><text:span text:style-name="T2">getClass</text:span><text:span text:style-name="T3">(),</text:span><text:span text:style-name="T2"><text:s/></text:span><text:span text:style-name="T6">"test stack trace"</text:span><text:span text:style-name="T2"><text:s/></text:span><text:span text:style-name="T3">+</text:span><text:span text:style-name="T2"><text:s/>e</text:span><text:span text:style-name="T3">.</text:span><text:span text:style-name="T2">getStackTrace</text:span><text:span text:style-name="T3">().</text:span><text:span text:style-name="T2">toString</text:span><text:span text:style-name="T3">()</text:span><text:span text:style-name="T2"><text:s/></text:span><text:span text:style-name="T3">}</text:span><text:span text:style-name="T2"><text:s/></text:span><text:span text:style-name="T3">});</text:span></text:p>
      <text:p text:style-name="P1"><text:span text:style-name="T2"><text:s text:c="12"/></text:span><text:span text:style-name="T1">return</text:span><text:span text:style-name="T2"><text:s/></text:span><text:span text:style-name="T7">0</text:span><text:span text:style-name="T3">;</text:span></text:p>
      <text:p text:style-name="P1"><text:span text:style-name="T2"><text:s text:c="8"/></text:span><text:span text:style-name="T3">}</text:span></text:p>
      <text:p text:style-name="P1"><text:span text:style-name="T2"><text:s text:c="4"/></text:span><text:span text:style-name="T3">}</text:span></text:p>
      <text:p text:style-name="P4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